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1B000056ED00004E462E13660B.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333300" draw:textarea-vertical-align="bottom"/>
    </style:style>
    <style:style style:name="gr3" style:family="graphic" style:parent-style-name="standard">
      <style:graphic-properties draw:fill="solid" draw:fill-color="#669966" draw:textarea-vertical-align="bottom"/>
    </style:style>
    <style:style style:name="gr4" style:family="graphic" style:parent-style-name="standard">
      <style:graphic-properties draw:fill="solid" draw:fill-color="#006699" draw:textarea-vertical-align="bottom"/>
    </style:style>
    <style:style style:name="gr5" style:family="graphic" style:parent-style-name="standard">
      <style:graphic-properties draw:fill="solid" draw:fill-color="#b2b2b2" draw:textarea-horizontal-align="justify" draw:textarea-vertical-align="middle" draw:auto-grow-height="false" fo:min-height="0cm" fo:min-width="0cm"/>
    </style:style>
    <style:style style:name="gr6" style:family="graphic" style:parent-style-name="standard">
      <style:graphic-properties draw:fill="solid" draw:fill-color="#cccccc" draw:textarea-vertical-align="middl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b2b2b2" draw:fill="solid" draw:fill-color="#ffff99" draw:textarea-horizontal-align="left" draw:textarea-vertical-align="top" draw:auto-grow-height="false" fo:min-height="0cm" fo:min-width="0cm" fo:wrap-option="wrap" draw:shadow="visible" draw:shadow-offset-x="0.203cm" draw:shadow-offset-y="0.203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1" style:family="paragraph">
      <style:text-properties fo:font-size="32pt"/>
    </style:style>
    <style:style style:name="P2" style:family="paragraph">
      <style:text-properties fo:font-size="20pt"/>
    </style:style>
    <style:style style:name="P3" style:family="paragraph">
      <style:paragraph-properties fo:text-align="start"/>
      <style:text-properties fo:color="#999999"/>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paragraph-properties fo:text-align="start"/>
      <style:text-properties fo:color="#999999" fo:font-size="18pt"/>
    </style:style>
    <style:style style:name="P7" style:family="paragraph">
      <style:paragraph-properties fo:text-align="center"/>
      <style:text-properties fo:color="#808080" fo:font-size="18pt"/>
    </style:style>
    <style:style style:name="P8" style:family="paragraph">
      <style:paragraph-properties fo:text-align="start"/>
      <style:text-properties fo:font-size="18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color="#999999"/>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8pt" style:font-size-asian="8pt" style:font-size-complex="8pt"/>
    </style:style>
    <style:style style:name="T7"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riMet Trip Planning Landscape</text:p>
          </draw:text-box>
        </draw:frame>
        <draw:frame presentation:style-name="pr2" draw:text-style-name="P1" draw:layer="layout" svg:width="25.199cm" svg:height="13.859cm" svg:x="1.4cm" svg:y="4.914cm" presentation:class="subtitle">
          <draw:text-box>
            <text:p text:style-name="P1"><text:span text:style-name="T1">Diagrams that outline TriMet's schedule information systems and their relationships</text:span></text:p>
            <text:p text:style-name="P1"><text:span text:style-name="T1"/></text:p>
            <text:p text:style-name="P1"><text:span text:style-name="T2">November 2016</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rect draw:style-name="gr2" draw:text-style-name="P3" draw:layer="layout" svg:width="25.4cm" svg:height="4.318cm" svg:x="1.778cm" svg:y="16.002cm">
          <text:p text:style-name="P3"><text:span text:style-name="T3">Back End</text:span></text:p>
        </draw:rect>
        <draw:rect draw:style-name="gr3" draw:text-style-name="P3" draw:layer="layout" svg:width="25.4cm" svg:height="6.604cm" svg:x="1.778cm" svg:y="9.398cm">
          <text:p text:style-name="P3"><text:span text:style-name="T3">Middle Layer</text:span></text:p>
        </draw:rect>
        <draw:rect draw:style-name="gr4" draw:text-style-name="P3" draw:layer="layout" svg:width="25.4cm" svg:height="5.055cm" svg:x="1.778cm" svg:y="4.343cm">
          <text:p text:style-name="P3"><text:span text:style-name="T3">Front End</text:span></text:p>
        </draw:rect>
        <draw:frame presentation:style-name="pr4" draw:layer="layout" svg:width="25.199cm" svg:height="3.506cm" svg:x="1.4cm" svg:y="0.837cm" presentation:class="title">
          <draw:text-box>
            <text:p>Landscape</text:p>
          </draw:text-box>
        </draw:frame>
        <draw:custom-shape draw:style-name="gr5" draw:text-style-name="P4" draw:layer="layout" svg:width="4.826cm" svg:height="2.54cm" svg:x="13.97cm" svg:y="17.018cm">
          <text:p text:style-name="P4">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4" draw:layer="layout" svg:width="3.048cm" svg:height="2.54cm" svg:x="2.032cm" svg:y="4.826cm">
          <text:p text:style-name="P4">trimet.org</text:p>
        </draw:rect>
        <draw:rect draw:style-name="gr6" draw:text-style-name="P4" draw:layer="layout" svg:width="4.164cm" svg:height="2.54cm" svg:x="13.97cm" svg:y="4.826cm">
          <text:p text:style-name="P4">ride.trimet.org</text:p>
        </draw:rect>
        <draw:rect draw:style-name="gr6" draw:text-style-name="P4" draw:layer="layout" svg:width="3.956cm" svg:height="2.54cm" svg:x="22.86cm" svg:y="4.826cm">
          <text:p text:style-name="P4">call.trimet.org</text:p>
        </draw:rect>
        <draw:rect draw:style-name="gr6" draw:text-style-name="P4" draw:layer="layout" svg:width="4.164cm" svg:height="2.54cm" svg:x="5.258cm" svg:y="4.826cm">
          <text:p text:style-name="P4">trimet.org/ride</text:p>
        </draw:rect>
        <draw:rect draw:style-name="gr6" draw:text-style-name="P4" draw:layer="layout" svg:width="4.318cm" svg:height="2.54cm" svg:x="18.342cm" svg:y="4.826cm">
          <text:p text:style-name="P4">trinet.trimet.org</text:p>
        </draw:rect>
        <draw:rect draw:style-name="gr6" draw:text-style-name="P4" draw:layer="layout" svg:width="4.318cm" svg:height="2.54cm" svg:x="22.46cm" svg:y="9.906cm">
          <text:p text:style-name="P4">Play!</text:p>
        </draw:rect>
        <draw:rect draw:style-name="gr6" draw:text-style-name="P4" draw:layer="layout" svg:width="4.318cm" svg:height="2.54cm" svg:x="3.332cm" svg:y="16.662cm">
          <text:p text:style-name="P4">ATIS</text:p>
          <text:p text:style-name="P4">GeoCoder</text:p>
        </draw:rect>
        <draw:rect draw:style-name="gr6" draw:text-style-name="P4" draw:layer="layout" svg:width="4.318cm" svg:height="2.54cm" svg:x="2.032cm" svg:y="9.906cm">
          <text:p text:style-name="P4">SOLR</text:p>
        </draw:rect>
        <draw:rect draw:style-name="gr6" draw:text-style-name="P4" draw:layer="layout" svg:width="4.318cm" svg:height="2.54cm" svg:x="7.112cm" svg:y="9.906cm">
          <text:p text:style-name="P4">Python</text:p>
          <text:p text:style-name="P4">Apps</text:p>
        </draw:rect>
        <draw:rect draw:style-name="gr6" draw:text-style-name="P4" draw:layer="layout" svg:width="4.164cm" svg:height="2.54cm" svg:x="9.626cm" svg:y="4.826cm">
          <text:p text:style-name="P4">developer</text:p>
          <text:p text:style-name="P4">.trimet.org</text:p>
        </draw:rect>
        <draw:rect draw:style-name="gr6" draw:text-style-name="P5" draw:layer="layout" svg:width="4.818cm" svg:height="2.54cm" svg:x="17.272cm" svg:y="9.906cm">
          <text:p text:style-name="P5">GeoServer</text:p>
        </draw:rect>
        <draw:rect draw:style-name="gr6" draw:text-style-name="P5" draw:layer="layout" svg:width="3.772cm" svg:height="2.54cm" svg:x="15.278cm" svg:y="12.954cm">
          <text:p text:style-name="P5">OTP</text:p>
        </draw:rect>
        <draw:rect draw:style-name="gr6" draw:text-style-name="P5" draw:layer="layout" svg:width="4.318cm" svg:height="2.54cm" svg:x="9.92cm" svg:y="12.954cm">
          <text:p text:style-name="P5">Java</text:p>
          <text:p text:style-name="P5">Apps</text:p>
        </draw:rect>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Connections</text:p>
          </draw:text-box>
        </draw:frame>
        <draw:custom-shape draw:style-name="gr5" draw:text-style-name="P5" xml:id="id8" draw:id="id8"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1" draw:id="id1" draw:layer="layout" svg:width="3.048cm" svg:height="2.54cm" svg:x="2.032cm" svg:y="4.826cm">
          <text:p text:style-name="P5">trimet.org</text:p>
        </draw:rect>
        <draw:rect draw:style-name="gr6" draw:text-style-name="P5" xml:id="id10" draw:id="id10" draw:layer="layout" svg:width="4.164cm" svg:height="2.54cm" svg:x="13.97cm" svg:y="4.826cm">
          <text:p text:style-name="P5">ride.trimet.org</text:p>
        </draw:rect>
        <draw:rect draw:style-name="gr6" draw:text-style-name="P5" xml:id="id12" draw:id="id12" draw:layer="layout" svg:width="3.956cm" svg:height="2.54cm" svg:x="22.86cm" svg:y="4.826cm">
          <text:p text:style-name="P5">call.trimet.org</text:p>
        </draw:rect>
        <draw:rect draw:style-name="gr6" draw:text-style-name="P5" xml:id="id3" draw:id="id3" draw:layer="layout" svg:width="4.164cm" svg:height="2.54cm" svg:x="5.258cm" svg:y="4.826cm">
          <text:p text:style-name="P5">trimet.org/ride</text:p>
        </draw:rect>
        <draw:rect draw:style-name="gr6" draw:text-style-name="P5" xml:id="id11" draw:id="id11" draw:layer="layout" svg:width="4.318cm" svg:height="2.54cm" svg:x="18.342cm" svg:y="4.826cm">
          <text:p text:style-name="P5">trinet.trimet.org</text:p>
        </draw:rect>
        <draw:rect draw:style-name="gr6" draw:text-style-name="P5" xml:id="id13" draw:id="id13" draw:layer="layout" svg:width="4.318cm" svg:height="2.54cm" svg:x="22.46cm" svg:y="9.906cm">
          <text:p text:style-name="P5">Play!</text:p>
        </draw:rect>
        <draw:rect draw:style-name="gr6" draw:text-style-name="P5" xml:id="id14" draw:id="id14" draw:layer="layout" svg:width="4.818cm" svg:height="2.54cm" svg:x="17.272cm" svg:y="9.906cm">
          <text:p text:style-name="P5">GeoServer</text:p>
        </draw:rect>
        <draw:rect draw:style-name="gr6" draw:text-style-name="P5" xml:id="id6" draw:id="id6" draw:layer="layout" svg:width="3.772cm" svg:height="2.54cm" svg:x="15.278cm" svg:y="12.954cm">
          <text:p text:style-name="P5">OTP</text:p>
        </draw:rect>
        <draw:rect draw:style-name="gr6" draw:text-style-name="P5" xml:id="id5" draw:id="id5" draw:layer="layout" svg:width="4.318cm" svg:height="2.54cm" svg:x="9.92cm" svg:y="12.954cm">
          <text:p text:style-name="P5">Java</text:p>
          <text:p text:style-name="P5">Apps</text:p>
        </draw:rect>
        <draw:rect draw:style-name="gr6" draw:text-style-name="P5" xml:id="id7" draw:id="id7" draw:layer="layout" svg:width="4.318cm" svg:height="2.54cm" svg:x="3.332cm" svg:y="16.662cm">
          <text:p text:style-name="P5">ATIS</text:p>
          <text:p text:style-name="P5">GeoCoder</text:p>
        </draw:rect>
        <draw:rect draw:style-name="gr6" draw:text-style-name="P5" xml:id="id2" draw:id="id2" draw:layer="layout" svg:width="4.318cm" svg:height="2.54cm" svg:x="2.032cm" svg:y="9.906cm">
          <text:p text:style-name="P5">SOLR</text:p>
        </draw:rect>
        <draw:rect draw:style-name="gr6" draw:text-style-name="P5" xml:id="id9" draw:id="id9" draw:layer="layout" svg:width="4.318cm" svg:height="2.54cm" svg:x="7.112cm" svg:y="9.906cm">
          <text:p text:style-name="P5">Python</text:p>
          <text:p text:style-name="P5">Apps</text:p>
        </draw:rect>
        <draw:rect draw:style-name="gr6" draw:text-style-name="P5" xml:id="id4" draw:id="id4" draw:layer="layout" svg:width="4.164cm" svg:height="2.54cm" svg:x="9.626cm" svg:y="4.826cm">
          <text:p text:style-name="P5">developer</text:p>
          <text:p text:style-name="P5">.trimet.org</text:p>
        </draw:rect>
        <draw:connector draw:style-name="gr7" draw:text-style-name="P4" draw:layer="layout" draw:type="curve" svg:x1="3.556cm" svg:y1="7.366cm" svg:x2="4.191cm" svg:y2="9.906cm" draw:start-shape="id1" draw:end-shape="id2" svg:d="M3556 7366c0 1905 635 635 635 2540">
          <text:p/>
        </draw:connector>
        <draw:connector draw:style-name="gr7" draw:text-style-name="P4" draw:layer="layout" draw:type="curve" svg:x1="7.34cm" svg:y1="7.366cm" svg:x2="4.191cm" svg:y2="9.906cm" draw:start-shape="id3" draw:end-shape="id2" svg:d="M7340 7366c0 1905-3149 635-3149 2540">
          <text:p/>
        </draw:connector>
        <draw:connector draw:style-name="gr7" draw:text-style-name="P4" draw:layer="layout" draw:type="curve" svg:x1="11.708cm" svg:y1="7.366cm" svg:x2="12.079cm" svg:y2="12.954cm" draw:start-shape="id4" draw:end-shape="id5" svg:d="M11708 7366c0 4191 371 1397 371 5588">
          <text:p/>
        </draw:connector>
        <draw:connector draw:style-name="gr7" draw:text-style-name="P4" draw:layer="layout" draw:type="curve" svg:x1="14.238cm" svg:y1="14.224cm" svg:x2="15.278cm" svg:y2="14.224cm" draw:start-shape="id5" draw:end-shape="id6" svg:d="M14238 14224h1040">
          <text:p/>
        </draw:connector>
        <draw:connector draw:style-name="gr7" draw:text-style-name="P4" draw:layer="layout" draw:type="curve" svg:x1="9.92cm" svg:y1="14.224cm" svg:x2="4.191cm" svg:y2="12.446cm" draw:start-shape="id5" draw:end-shape="id2" draw:end-glue-point="2" svg:d="M9920 14224c-3820 0-5729-592-5729-1778">
          <text:p/>
        </draw:connector>
        <draw:connector draw:style-name="gr7" draw:text-style-name="P4" draw:layer="layout" draw:type="curve" svg:x1="9.92cm" svg:y1="14.224cm" svg:x2="7.65cm" svg:y2="17.932cm" draw:start-shape="id5" draw:end-shape="id7" svg:d="M9920 14224c-1702 0-568 3708-2270 3708">
          <text:p/>
        </draw:connector>
        <draw:connector draw:style-name="gr7" draw:text-style-name="P4" draw:layer="layout" draw:type="curve" svg:x1="16.383cm" svg:y1="17.018cm" svg:x2="12.079cm" svg:y2="15.494cm" draw:start-shape="id8" draw:end-shape="id5" svg:d="M16383 17018c0-1143-4304-381-4304-1524">
          <text:p/>
        </draw:connector>
        <draw:connector draw:style-name="gr7" draw:text-style-name="P4" draw:layer="layout" draw:type="curve" draw:line-skew="1.197cm" svg:x1="11.43cm" svg:y1="11.176cm" svg:x2="15.278cm" svg:y2="14.224cm" draw:start-shape="id9" draw:start-glue-point="1" draw:end-shape="id6" svg:d="M11430 11176c4681 0 2758 3048 3848 3048">
          <text:p/>
        </draw:connector>
        <draw:connector draw:style-name="gr7" draw:text-style-name="P4" draw:layer="layout" draw:type="curve" svg:x1="13.97cm" svg:y1="18.288cm" svg:x2="9.271cm" svg:y2="12.446cm" draw:start-shape="id8" draw:start-glue-point="6" draw:end-shape="id9" draw:end-glue-point="2" svg:d="M13970 18288c-3133 0-4699-1947-4699-5842">
          <text:p/>
        </draw:connector>
        <draw:connector draw:style-name="gr7" draw:text-style-name="P4" draw:layer="layout" draw:type="curve" draw:line-skew="-0.254cm" svg:x1="4.191cm" svg:y1="9.906cm" svg:x2="16.052cm" svg:y2="7.366cm" draw:start-shape="id2" draw:end-shape="id10" draw:end-glue-point="2" svg:d="M4191 9906c0-2286 11861-1016 11861-2540">
          <text:p/>
        </draw:connector>
        <draw:connector draw:style-name="gr7" draw:text-style-name="P4" draw:layer="layout" draw:type="curve" svg:x1="4.191cm" svg:y1="9.906cm" svg:x2="20.501cm" svg:y2="7.366cm" draw:start-shape="id2" draw:end-shape="id11" draw:end-glue-point="2" svg:d="M4191 9906c0-1905 16310-635 16310-2540">
          <text:p/>
        </draw:connector>
        <draw:connector draw:style-name="gr7" draw:text-style-name="P4" draw:layer="layout" draw:type="curve" svg:x1="4.191cm" svg:y1="9.906cm" svg:x2="24.838cm" svg:y2="7.366cm" draw:start-shape="id2" draw:end-shape="id12" draw:end-glue-point="2" svg:d="M4191 9906c0-1905 20647-635 20647-2540">
          <text:p/>
        </draw:connector>
        <draw:connector draw:style-name="gr7" draw:text-style-name="P4" draw:layer="layout" draw:type="curve" svg:x1="24.619cm" svg:y1="9.906cm" svg:x2="24.838cm" svg:y2="7.366cm" draw:start-shape="id13" draw:end-shape="id12" svg:d="M24619 9906c0-1905 219-635 219-2540">
          <text:p/>
        </draw:connector>
        <draw:connector draw:style-name="gr7" draw:text-style-name="P4" draw:layer="layout" draw:type="curve" svg:x1="18.796cm" svg:y1="18.288cm" svg:x2="24.619cm" svg:y2="12.446cm" draw:start-shape="id8" draw:start-glue-point="8" draw:end-shape="id13" draw:end-glue-point="2" svg:d="M18796 18288c3882 0 5823-1947 5823-5842">
          <text:p/>
        </draw:connector>
        <draw:connector draw:style-name="gr7" draw:text-style-name="P4" draw:layer="layout" draw:type="curve" svg:x1="19.681cm" svg:y1="12.446cm" svg:x2="18.796cm" svg:y2="18.288cm" draw:start-shape="id14" draw:start-glue-point="2" draw:end-shape="id8" draw:end-glue-point="8" svg:d="M19681 12446c0 3895-295 5842-885 5842">
          <text:p/>
        </draw:connector>
        <draw:connector draw:style-name="gr7" draw:text-style-name="P4" draw:layer="layout" draw:type="curve" svg:x1="19.05cm" svg:y1="14.224cm" svg:x2="24.619cm" svg:y2="12.446cm" draw:start-shape="id6" draw:start-glue-point="1" draw:end-shape="id13" draw:end-glue-point="2" svg:d="M19050 14224c3713 0 5569-592 5569-1778">
          <text:p/>
        </draw:connector>
        <draw:connector draw:style-name="gr7" draw:text-style-name="P4" draw:layer="layout" draw:type="curve" draw:line-skew="1.753cm" svg:x1="17.164cm" svg:y1="12.954cm" svg:x2="16.052cm" svg:y2="7.366cm" draw:start-shape="id6" draw:end-shape="id10" draw:end-glue-point="2" svg:d="M17164 12954c0-1561-1112 1232-1112-5588">
          <text:p/>
        </draw:connector>
        <draw:connector draw:style-name="gr7" draw:text-style-name="P4" draw:layer="layout" draw:type="curve" svg:x1="17.272cm" svg:y1="11.176cm" svg:x2="16.052cm" svg:y2="7.366cm" draw:start-shape="id14" draw:start-glue-point="3" draw:end-shape="id10" svg:d="M17272 11176c-814 0-1220-1270-1220-3810">
          <text:p/>
        </draw:connector>
        <draw:connector draw:style-name="gr7" draw:text-style-name="P4" draw:layer="layout" draw:type="curve" svg:x1="9.271cm" svg:y1="9.906cm" svg:x2="7.34cm" svg:y2="7.366cm" draw:start-shape="id9" draw:start-glue-point="0" draw:end-shape="id3" draw:end-glue-point="2" svg:d="M9271 9906c0-1905-1931-635-1931-2540">
          <text:p/>
        </draw:connector>
        <draw:connector draw:style-name="gr7" draw:text-style-name="P4" draw:layer="layout" draw:type="curve" svg:x1="19.681cm" svg:y1="9.906cm" svg:x2="20.501cm" svg:y2="7.366cm" draw:start-shape="id14" draw:end-shape="id11" draw:end-glue-point="2" svg:d="M19681 9906c0-1905 820-635 820-2540">
          <text:p/>
        </draw:connector>
        <draw:connector draw:style-name="gr7" draw:text-style-name="P4" draw:layer="layout" draw:type="curve" svg:x1="7.34cm" svg:y1="7.366cm" svg:x2="3.556cm" svg:y2="7.366cm" draw:start-shape="id3" draw:start-glue-point="2" draw:end-shape="id1" draw:end-glue-point="2" svg:d="M7340 7366c0 751-3784 751-3784 0">
          <text:p/>
        </draw:connector>
        <draw:connector draw:style-name="gr7" draw:text-style-name="P4" draw:layer="layout" draw:type="curve" svg:x1="9.271cm" svg:y1="12.446cm" svg:x2="5.491cm" svg:y2="16.662cm" draw:start-shape="id9" draw:end-shape="id7" svg:d="M9271 12446c0 3162-3780 1054-3780 4216">
          <text:p/>
        </draw:connector>
        <draw:connector draw:style-name="gr7" draw:text-style-name="P4" draw:layer="layout" draw:type="curve" svg:x1="12.079cm" svg:y1="12.954cm" svg:x2="16.052cm" svg:y2="7.366cm" draw:start-shape="id5" draw:start-glue-point="0" draw:end-shape="id10" draw:end-glue-point="2" svg:d="M12079 12954c0-4191 3973-1397 3973-5588">
          <text:p/>
        </draw:connector>
        <draw:connector draw:style-name="gr7" draw:text-style-name="P4" draw:layer="layout" draw:type="curve" svg:x1="11.43cm" svg:y1="11.176cm" svg:x2="17.272cm" svg:y2="11.176cm" draw:start-shape="id9" draw:end-shape="id14" draw:end-glue-point="3" svg:d="M11430 11176h5842">
          <text:p/>
        </draw:connector>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trimet.org explained</text:p>
          </draw:text-box>
        </draw:frame>
        <draw:custom-shape draw:style-name="gr5" draw:text-style-name="P5" xml:id="id20" draw:id="id20"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15" draw:id="id15" draw:layer="layout" svg:width="3.048cm" svg:height="2.54cm" svg:x="2.032cm" svg:y="4.826cm">
          <text:p text:style-name="P5">trimet.org</text:p>
        </draw:rect>
        <draw:rect draw:style-name="gr6" draw:text-style-name="P7" xml:id="id17" draw:id="id17" draw:layer="layout" svg:width="4.164cm" svg:height="2.54cm" svg:x="5.258cm" svg:y="4.826cm">
          <text:p text:style-name="P7">trimet.org/ride</text:p>
        </draw:rect>
        <draw:rect draw:style-name="gr6" draw:text-style-name="P5" xml:id="id19" draw:id="id19" draw:layer="layout" svg:width="3.772cm" svg:height="2.54cm" svg:x="15.278cm" svg:y="12.954cm">
          <text:p text:style-name="P5">OTP</text:p>
        </draw:rect>
        <draw:rect draw:style-name="gr6" draw:text-style-name="P5" xml:id="id21" draw:id="id21" draw:layer="layout" svg:width="4.318cm" svg:height="2.54cm" svg:x="3.332cm" svg:y="16.662cm">
          <text:p text:style-name="P5">ATIS</text:p>
          <text:p text:style-name="P5">GeoCoder</text:p>
        </draw:rect>
        <draw:rect draw:style-name="gr6" draw:text-style-name="P5" xml:id="id16" draw:id="id16" draw:layer="layout" svg:width="4.318cm" svg:height="2.54cm" svg:x="2.032cm" svg:y="9.906cm">
          <text:p text:style-name="P5">SOLR</text:p>
        </draw:rect>
        <draw:rect draw:style-name="gr6" draw:text-style-name="P5" xml:id="id18" draw:id="id18" draw:layer="layout" svg:width="4.318cm" svg:height="2.54cm" svg:x="7.112cm" svg:y="9.906cm">
          <text:p text:style-name="P5">Python</text:p>
          <text:p text:style-name="P5">Apps</text:p>
        </draw:rect>
        <draw:connector draw:style-name="gr7" draw:text-style-name="P4" draw:layer="layout" draw:type="curve" svg:x1="3.556cm" svg:y1="7.366cm" svg:x2="4.191cm" svg:y2="9.906cm" draw:start-shape="id15" draw:end-shape="id16" svg:d="M3556 7366c0 1905 635 635 635 2540">
          <text:p/>
        </draw:connector>
        <draw:connector draw:style-name="gr7" draw:text-style-name="P4" draw:layer="layout" draw:type="curve" svg:x1="7.34cm" svg:y1="7.366cm" svg:x2="4.191cm" svg:y2="9.906cm" draw:start-shape="id17" draw:end-shape="id16" svg:d="M7340 7366c0 1905-3149 635-3149 2540">
          <text:p/>
        </draw:connector>
        <draw:connector draw:style-name="gr7" draw:text-style-name="P4" draw:layer="layout" draw:type="curve" draw:line-skew="1.197cm" svg:x1="11.43cm" svg:y1="11.176cm" svg:x2="15.278cm" svg:y2="14.224cm" draw:start-shape="id18" draw:start-glue-point="1" draw:end-shape="id19" svg:d="M11430 11176c4681 0 2758 3048 3848 3048">
          <text:p/>
        </draw:connector>
        <draw:connector draw:style-name="gr7" draw:text-style-name="P4" draw:layer="layout" draw:type="curve" svg:x1="13.97cm" svg:y1="18.288cm" svg:x2="9.271cm" svg:y2="12.446cm" draw:start-shape="id20" draw:start-glue-point="6" draw:end-shape="id18" draw:end-glue-point="2" svg:d="M13970 18288c-3133 0-4699-1947-4699-5842">
          <text:p/>
        </draw:connector>
        <draw:connector draw:style-name="gr7" draw:text-style-name="P4" draw:layer="layout" draw:type="curve" svg:x1="9.271cm" svg:y1="9.906cm" svg:x2="7.34cm" svg:y2="7.366cm" draw:start-shape="id18" draw:start-glue-point="0" draw:end-shape="id17" draw:end-glue-point="2" svg:d="M9271 9906c0-1905-1931-635-1931-2540">
          <text:p/>
        </draw:connector>
        <draw:connector draw:style-name="gr7" draw:text-style-name="P4" draw:layer="layout" draw:type="curve" svg:x1="7.34cm" svg:y1="7.366cm" svg:x2="3.556cm" svg:y2="7.366cm" draw:start-shape="id17" draw:end-shape="id15" draw:end-glue-point="2" svg:d="M7340 7366c0 751-3784 751-3784 0">
          <text:p/>
        </draw:connector>
        <draw:connector draw:style-name="gr7" draw:text-style-name="P4" draw:layer="layout" draw:type="curve" svg:x1="9.271cm" svg:y1="12.446cm" svg:x2="5.491cm" svg:y2="16.662cm" draw:start-shape="id18" draw:end-shape="id21" svg:d="M9271 12446c0 3162-3780 1054-3780 4216">
          <text:p/>
        </draw:connector>
        <draw:rect draw:style-name="gr6" draw:text-style-name="P5" xml:id="id22" draw:id="id22" draw:layer="layout" svg:width="4.818cm" svg:height="2.54cm" svg:x="19.904cm" svg:y="12.954cm">
          <text:p text:style-name="P5">GeoServer</text:p>
        </draw:rect>
        <draw:custom-shape draw:style-name="gr8" draw:text-style-name="P8" draw:layer="layout" svg:width="16.454cm" svg:height="9.611cm" draw:transform="rotate (0.000698131700797243) translate (10.411cm 3.601cm)">
          <text:p text:style-name="P8">The trimet.org single page app is a <text:span text:style-name="T4">Shadow IT</text:span> developed app. <text:s/>The CS developer took it upon himself to hack SOLR queries w/out IT's permission. I only got involved when I saw him doing bad things. But with SOLR looking like it might go away in the future Mapzen Pelias world, someone will need to change this app.</text:p>
          <text:p text:style-name="P8"><text:span text:style-name="T5"/></text:p>
          <text:p text:style-name="P8"><text:span text:style-name="T5">For trip planning in the trimet.org app, a header-less and footer-less</text:span><text:span text:style-name="T5"> html itinerary render was provided. The </text:span><text:span text:style-name="T4">shadow IT </text:span><text:span text:style-name="T5">group again went on their own and decided to parse that html content, making their app extremely brittle to changes made in the python middleware (so it's affected us, as we now spend cycles testing their app).</text:span></text:p>
          <draw:enhanced-geometry svg:viewBox="0 0 21600 21600" draw:glue-points="10800 0 0 10800 10800 21600 21600 10800 ?f40 ?f41" draw:text-areas="0 0 21600 21600" draw:mirror-horizontal="false" draw:mirror-vertical="false" draw:type="rectangular-callout" draw:modifiers="-7231.50410209663 5719.101123595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7" draw:text-style-name="P4" draw:layer="layout" draw:type="curve" svg:x1="19.904cm" svg:y1="14.224cm" svg:x2="19.05cm" svg:y2="14.224cm" draw:start-shape="id22" draw:start-glue-point="3" draw:end-shape="id19" draw:end-glue-point="1" svg:d="M19904 14224h-854">
          <text:p/>
        </draw:connector>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trimet.org/ride explained</text:p>
          </draw:text-box>
        </draw:frame>
        <draw:custom-shape draw:style-name="gr5" draw:text-style-name="P5" xml:id="id27" draw:id="id27"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23" draw:id="id23" draw:layer="layout" svg:width="4.164cm" svg:height="2.54cm" svg:x="5.258cm" svg:y="4.826cm">
          <text:p text:style-name="P5">trimet.org/ride</text:p>
        </draw:rect>
        <draw:rect draw:style-name="gr6" draw:text-style-name="P5" xml:id="id28" draw:id="id28" draw:layer="layout" svg:width="4.318cm" svg:height="2.54cm" svg:x="3.332cm" svg:y="16.662cm">
          <text:p text:style-name="P5">ATIS</text:p>
          <text:p text:style-name="P5">GeoCoder</text:p>
        </draw:rect>
        <draw:rect draw:style-name="gr6" draw:text-style-name="P5" xml:id="id24" draw:id="id24" draw:layer="layout" svg:width="4.318cm" svg:height="2.54cm" svg:x="2.032cm" svg:y="9.906cm">
          <text:p text:style-name="P5">SOLR</text:p>
        </draw:rect>
        <draw:rect draw:style-name="gr6" draw:text-style-name="P5" xml:id="id25" draw:id="id25" draw:layer="layout" svg:width="4.318cm" svg:height="2.54cm" svg:x="7.112cm" svg:y="9.906cm">
          <text:p text:style-name="P5">Python</text:p>
          <text:p text:style-name="P5">Apps</text:p>
        </draw:rect>
        <draw:connector draw:style-name="gr7" draw:text-style-name="P4" draw:layer="layout" draw:type="curve" svg:x1="7.34cm" svg:y1="7.366cm" svg:x2="4.191cm" svg:y2="9.906cm" draw:start-shape="id23" draw:end-shape="id24" svg:d="M7340 7366c0 1905-3149 635-3149 2540">
          <text:p/>
        </draw:connector>
        <draw:connector draw:style-name="gr7" draw:text-style-name="P4" draw:layer="layout" draw:type="curve" draw:line-skew="1.197cm" svg:x1="11.43cm" svg:y1="11.176cm" svg:x2="15.278cm" svg:y2="14.224cm" draw:start-shape="id25" draw:start-glue-point="1" draw:end-shape="id26" svg:d="M11430 11176c4681 0 2758 3048 3848 3048">
          <text:p/>
        </draw:connector>
        <draw:connector draw:style-name="gr7" draw:text-style-name="P4" draw:layer="layout" draw:type="curve" svg:x1="13.97cm" svg:y1="18.288cm" svg:x2="9.271cm" svg:y2="12.446cm" draw:start-shape="id27" draw:start-glue-point="6" draw:end-shape="id25" draw:end-glue-point="2" svg:d="M13970 18288c-3133 0-4699-1947-4699-5842">
          <text:p/>
        </draw:connector>
        <draw:connector draw:style-name="gr7" draw:text-style-name="P4" draw:layer="layout" draw:type="curve" svg:x1="9.271cm" svg:y1="9.906cm" svg:x2="7.34cm" svg:y2="7.366cm" draw:start-shape="id25" draw:start-glue-point="0" draw:end-shape="id23" draw:end-glue-point="2" svg:d="M9271 9906c0-1905-1931-635-1931-2540">
          <text:p/>
        </draw:connector>
        <draw:connector draw:style-name="gr7" draw:text-style-name="P4" draw:layer="layout" draw:type="curve" svg:x1="9.271cm" svg:y1="12.446cm" svg:x2="5.491cm" svg:y2="16.662cm" draw:start-shape="id25" draw:end-shape="id28" svg:d="M9271 12446c0 3162-3780 1054-3780 4216">
          <text:p/>
        </draw:connector>
        <draw:rect draw:style-name="gr6" draw:text-style-name="P5" xml:id="id29" draw:id="id29" draw:layer="layout" svg:width="4.818cm" svg:height="2.54cm" svg:x="19.904cm" svg:y="12.954cm">
          <text:p text:style-name="P5">GeoServer</text:p>
        </draw:rect>
        <draw:connector draw:style-name="gr7" draw:text-style-name="P4" draw:layer="layout" draw:type="curve" svg:x1="19.904cm" svg:y1="14.224cm" svg:x2="11.43cm" svg:y2="11.176cm" draw:start-shape="id29" draw:end-shape="id25" svg:d="M19904 14224c-6355 0-2119-3048-8474-3048">
          <text:p/>
        </draw:connector>
        <draw:rect draw:style-name="gr6" draw:text-style-name="P5" xml:id="id26" draw:id="id26" draw:layer="layout" svg:width="3.772cm" svg:height="2.54cm" svg:x="15.278cm" svg:y="12.954cm">
          <text:p text:style-name="P5">OTP</text:p>
        </draw:rect>
        <draw:custom-shape draw:style-name="gr8" draw:text-style-name="P8" draw:layer="layout" svg:width="15.743cm" svg:height="10.16cm" draw:transform="rotate (0.000698131700797243) translate (10.922cm 3.718cm)">
          <text:p text:style-name="P8">The trimet.org/ride system was the replacement for ATIS, both trip planner and stop &amp; schedule pages</text:p>
          <text:p text:style-name="P8"><text:span text:style-name="T6"/></text:p>
          <text:p text:style-name="P8">These are the features:</text:p>
          <text:list text:style-name="L3">
            <text:list-item>
              <text:p text:style-name="P8">GTFS/gtfsdb backend (e.g., other agencies)</text:p>
            </text:list-item>
            <text:list-item>
              <text:p text:style-name="P8">Text trip planner interface</text:p>
            </text:list-item>
            <text:list-item>
              <text:p text:style-name="P8">Stop landing pages</text:p>
            </text:list-item>
            <text:list-item>
              <text:p text:style-name="P8">Stop schedules</text:p>
            </text:list-item>
            <text:list-item>
              <text:p text:style-name="P8">Stop search via Route, Address, Nearest, etc...</text:p>
              <text:p text:style-name="P8"><text:span text:style-name="T6"/></text:p>
            </text:list-item>
          </text:list>
          <text:p text:style-name="P8">Future could bring Route Landing Pages, P&amp;R and Fare Outlets lists, and replacement for other manually maintained content. I would also suggest that we use this system for stop &amp; route listings in any future interactive mapping apps</text:p>
          <draw:enhanced-geometry svg:viewBox="0 0 21600 21600" draw:glue-points="10800 0 0 10800 10800 21600 21600 10800 ?f40 ?f41" draw:text-areas="0 0 21600 21600" draw:mirror-horizontal="false" draw:mirror-vertical="false" draw:type="rectangular-callout" draw:modifiers="-2281.55487804878 5163.507528786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developer.trimet.org</text:p>
          </draw:text-box>
        </draw:frame>
        <draw:custom-shape draw:style-name="gr5" draw:text-style-name="P5" xml:id="id35" draw:id="id35"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32" draw:id="id32" draw:layer="layout" svg:width="3.772cm" svg:height="2.54cm" svg:x="15.278cm" svg:y="12.954cm">
          <text:p text:style-name="P5">OTP</text:p>
        </draw:rect>
        <draw:rect draw:style-name="gr6" draw:text-style-name="P5" xml:id="id31" draw:id="id31" draw:layer="layout" svg:width="4.318cm" svg:height="2.54cm" svg:x="9.92cm" svg:y="12.954cm">
          <text:p text:style-name="P5">Java</text:p>
          <text:p text:style-name="P5">Apps</text:p>
        </draw:rect>
        <draw:rect draw:style-name="gr6" draw:text-style-name="P5" xml:id="id34" draw:id="id34" draw:layer="layout" svg:width="4.318cm" svg:height="2.54cm" svg:x="3.332cm" svg:y="16.662cm">
          <text:p text:style-name="P5">ATIS</text:p>
          <text:p text:style-name="P5">GeoCoder</text:p>
        </draw:rect>
        <draw:rect draw:style-name="gr6" draw:text-style-name="P5" xml:id="id33" draw:id="id33" draw:layer="layout" svg:width="4.318cm" svg:height="2.54cm" svg:x="2.032cm" svg:y="9.906cm">
          <text:p text:style-name="P5">SOLR</text:p>
        </draw:rect>
        <draw:rect draw:style-name="gr6" draw:text-style-name="P5" xml:id="id30" draw:id="id30" draw:layer="layout" svg:width="4.164cm" svg:height="2.54cm" svg:x="9.626cm" svg:y="4.826cm">
          <text:p text:style-name="P5">developer</text:p>
          <text:p text:style-name="P5">.trimet.org</text:p>
        </draw:rect>
        <draw:connector draw:style-name="gr7" draw:text-style-name="P4" draw:layer="layout" draw:type="curve" svg:x1="11.708cm" svg:y1="7.366cm" svg:x2="12.079cm" svg:y2="12.954cm" draw:start-shape="id30" draw:end-shape="id31" svg:d="M11708 7366c0 4191 371 1397 371 5588">
          <text:p/>
        </draw:connector>
        <draw:connector draw:style-name="gr7" draw:text-style-name="P4" draw:layer="layout" draw:type="curve" svg:x1="14.238cm" svg:y1="14.224cm" svg:x2="15.278cm" svg:y2="14.224cm" draw:start-shape="id31" draw:end-shape="id32" svg:d="M14238 14224h1040">
          <text:p/>
        </draw:connector>
        <draw:connector draw:style-name="gr7" draw:text-style-name="P4" draw:layer="layout" draw:type="curve" svg:x1="9.92cm" svg:y1="14.224cm" svg:x2="4.191cm" svg:y2="12.446cm" draw:start-shape="id31" draw:end-shape="id33" draw:end-glue-point="2" svg:d="M9920 14224c-3820 0-5729-592-5729-1778">
          <text:p/>
        </draw:connector>
        <draw:connector draw:style-name="gr7" draw:text-style-name="P4" draw:layer="layout" draw:type="curve" svg:x1="9.92cm" svg:y1="14.224cm" svg:x2="7.65cm" svg:y2="17.932cm" draw:start-shape="id31" draw:end-shape="id34" svg:d="M9920 14224c-1702 0-568 3708-2270 3708">
          <text:p/>
        </draw:connector>
        <draw:connector draw:style-name="gr7" draw:text-style-name="P4" draw:layer="layout" draw:type="curve" svg:x1="16.383cm" svg:y1="17.018cm" svg:x2="12.079cm" svg:y2="15.494cm" draw:start-shape="id35" draw:end-shape="id31" svg:d="M16383 17018c0-1143-4304-381-4304-1524">
          <text:p/>
        </draw:connector>
        <draw:custom-shape draw:style-name="gr8" draw:text-style-name="P8" draw:layer="layout" svg:width="13.465cm" svg:height="9.657cm" draw:transform="rotate (0.000698131700797243) translate (14.219cm 4.063cm)">
          <text:list text:style-name="L3">
            <text:list-item>
              <text:p text:style-name="P8">developer.trimet.org was the original interface into the ATIS trip planner</text:p>
            </text:list-item>
            <text:list-item>
              <text:p text:style-name="P8">it survives today on the developer site, with the largest user being PDX Bus</text:p>
            </text:list-item>
            <text:list-item>
              <text:p text:style-name="P8">ATIS was retired a few years ago (almost), but the api continues with an OTP backend</text:p>
            </text:list-item>
            <text:list-item>
              <text:p text:style-name="P8">ATIS provided geocoding (which it still does), unlike OTP that lacks a geocoder</text:p>
            </text:list-item>
            <text:list-item>
              <text:p text:style-name="P8">But the developer code is a wrapper that can point to other systems like SOLR, etc...</text:p>
            </text:list-item>
            <text:list-item>
              <text:p text:style-name="P8">The code itself is old, and the developer interface limited...it all should be replaced at some point in the near future.</text:p>
            </text:list-item>
          </text:list>
          <draw:enhanced-geometry svg:viewBox="0 0 21600 21600" draw:glue-points="10800 0 0 10800 10800 21600 21600 10800 ?f40 ?f41" draw:text-areas="0 0 21600 21600" draw:mirror-horizontal="false" draw:mirror-vertical="false" draw:type="rectangular-callout" draw:modifiers="-1214.25813159067 4488.631186581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ride.trimet.org</text:p>
          </draw:text-box>
        </draw:frame>
        <draw:custom-shape draw:style-name="gr5" draw:text-style-name="P5" xml:id="id38" draw:id="id38"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40" draw:id="id40" draw:layer="layout" svg:width="4.164cm" svg:height="2.54cm" svg:x="13.97cm" svg:y="4.826cm">
          <text:p text:style-name="P5">ride.trimet.org</text:p>
        </draw:rect>
        <draw:rect draw:style-name="gr6" draw:text-style-name="P5" xml:id="id41" draw:id="id41" draw:layer="layout" svg:width="4.818cm" svg:height="2.54cm" svg:x="17.272cm" svg:y="9.906cm">
          <text:p text:style-name="P5">GeoServer</text:p>
        </draw:rect>
        <draw:rect draw:style-name="gr6" draw:text-style-name="P5" xml:id="id37" draw:id="id37" draw:layer="layout" svg:width="3.772cm" svg:height="2.54cm" svg:x="15.278cm" svg:y="12.954cm">
          <text:p text:style-name="P5">OTP</text:p>
        </draw:rect>
        <draw:rect draw:style-name="gr6" draw:text-style-name="P5" xml:id="id36" draw:id="id36" draw:layer="layout" svg:width="4.318cm" svg:height="2.54cm" svg:x="9.92cm" svg:y="12.954cm">
          <text:p text:style-name="P5">Java</text:p>
          <text:p text:style-name="P5">Apps</text:p>
        </draw:rect>
        <draw:rect draw:style-name="gr6" draw:text-style-name="P5" xml:id="id39" draw:id="id39" draw:layer="layout" svg:width="4.318cm" svg:height="2.54cm" svg:x="22.606cm" svg:y="9.906cm">
          <text:p text:style-name="P5">SOLR</text:p>
        </draw:rect>
        <draw:connector draw:style-name="gr7" draw:text-style-name="P4" draw:layer="layout" draw:type="curve" svg:x1="14.238cm" svg:y1="14.224cm" svg:x2="15.278cm" svg:y2="14.224cm" draw:start-shape="id36" draw:end-shape="id37" svg:d="M14238 14224h1040">
          <text:p/>
        </draw:connector>
        <draw:connector draw:style-name="gr7" draw:text-style-name="P4" draw:layer="layout" draw:type="curve" svg:x1="16.383cm" svg:y1="17.018cm" svg:x2="12.079cm" svg:y2="15.494cm" draw:start-shape="id38" draw:end-shape="id36" svg:d="M16383 17018c0-1143-4304-381-4304-1524">
          <text:p/>
        </draw:connector>
        <draw:connector draw:style-name="gr7" draw:text-style-name="P4" draw:layer="layout" draw:type="curve" draw:line-skew="-0.254cm" svg:x1="24.765cm" svg:y1="9.906cm" svg:x2="16.052cm" svg:y2="7.366cm" draw:start-shape="id39" draw:end-shape="id40" draw:end-glue-point="2" svg:d="M24765 9906c0-2286-8713-1016-8713-2540">
          <text:p/>
        </draw:connector>
        <draw:connector draw:style-name="gr7" draw:text-style-name="P4" draw:layer="layout" draw:type="curve" draw:line-skew="1.753cm" svg:x1="17.164cm" svg:y1="12.954cm" svg:x2="16.052cm" svg:y2="7.366cm" draw:start-shape="id37" draw:end-shape="id40" draw:end-glue-point="2" svg:d="M17164 12954c0-1561-1112 1232-1112-5588">
          <text:p/>
        </draw:connector>
        <draw:connector draw:style-name="gr7" draw:text-style-name="P4" draw:layer="layout" draw:type="curve" svg:x1="17.272cm" svg:y1="11.176cm" svg:x2="16.052cm" svg:y2="7.366cm" draw:start-shape="id41" draw:start-glue-point="3" draw:end-shape="id40" svg:d="M17272 11176c-814 0-1220-1270-1220-3810">
          <text:p/>
        </draw:connector>
        <draw:connector draw:style-name="gr7" draw:text-style-name="P4" draw:layer="layout" draw:type="curve" svg:x1="12.079cm" svg:y1="12.954cm" svg:x2="16.052cm" svg:y2="7.366cm" draw:start-shape="id36" draw:start-glue-point="0" draw:end-shape="id40" draw:end-glue-point="2" svg:d="M12079 12954c0-4191 3973-1397 3973-5588">
          <text:p/>
        </draw:connector>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sue #1: current stops</text:p>
          </draw:text-box>
        </draw:frame>
        <draw:frame draw:style-name="gr9" draw:text-style-name="P4" draw:layer="layout" svg:width="17.461cm" svg:height="15.723cm" svg:x="1.752cm" svg:y="4.317cm">
          <draw:image xlink:href="Pictures/2000001B000056ED00004E462E13660B.svm" xlink:type="simple" xlink:show="embed" xlink:actuate="onLoad">
            <text:p/>
          </draw:image>
        </draw:frame>
        <draw:custom-shape draw:style-name="gr8" draw:text-style-name="P8" draw:layer="layout" svg:width="9.809cm" svg:height="9.682cm" draw:transform="rotate (0.000698131700797243) translate (17.872cm 4.796cm)">
          <text:p text:style-name="P8">Things to look at:</text:p>
          <text:p text:style-name="P8"/>
          <text:list text:style-name="L3">
            <text:list-item>
              <text:p text:style-name="P8">On ride.trimet.org stops are only shown that are currently <text:span text:style-name="T7">active</text:span></text:p>
              <text:p text:style-name="P8"/>
            </text:list-item>
            <text:list-item>
              <text:p text:style-name="P8"><text:span text:style-name="T5">Look at the circles between this page and the next, and notice how many more stops show up on call.trimet.org</text:span></text:p>
            </text:list-item>
          </text:list>
          <draw:enhanced-geometry svg:viewBox="0 0 21600 21600" draw:glue-points="10800 0 0 10800 10800 21600 21600 10800 ?f40 ?f41" draw:text-areas="0 0 21600 21600" draw:mirror-horizontal="false" draw:mirror-vertical="false" draw:type="rectangular-callout" draw:modifiers="-13543.4862385321 19268.9042652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rank Purcell</meta:initial-creator>
    <meta:creation-date>2016-11-14T16:57:13.78</meta:creation-date>
    <meta:editing-duration>PT23H28M21S</meta:editing-duration>
    <meta:editing-cycles>48</meta:editing-cycles>
    <dc:date>2016-11-15T16:41:01.35</dc:date>
    <dc:creator>Frank Purcell</dc:creator>
    <meta:generator>OpenOffice/4.1.3$Win32 OpenOffice.org_project/413m1$Build-9783</meta:generator>
    <meta:document-statistic meta:object-count="173"/>
  </office:meta>
</office:document-meta>
</file>